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027f6" officeooo:paragraph-rsid="001027f6"/>
    </style:style>
    <style:style style:name="P2" style:family="paragraph" style:parent-style-name="Standard">
      <style:text-properties officeooo:rsid="0010e27c" officeooo:paragraph-rsid="0010e2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D : Ant+Ivy</text:p>
      <text:p text:style-name="P1"/>
      <text:p text:style-name="P2">4- Le programme principal est en java et il ne fait qu'afficher « standard message : hello ivy !\n capitalized by WordUtils : HELLO IVY ! »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nteix-Jacquet Flavien</meta:initial-creator>
    <meta:creation-date>2017-04-05T09:37:09.601463251</meta:creation-date>
    <dc:date>2017-04-05T09:56:57.589380629</dc:date>
    <dc:creator>Ronteix-Jacquet Flavien</dc:creator>
    <meta:editing-duration>PT4M37S</meta:editing-duration>
    <meta:editing-cycles>1</meta:editing-cycles>
    <meta:document-statistic meta:table-count="0" meta:image-count="0" meta:object-count="0" meta:page-count="1" meta:paragraph-count="2" meta:word-count="30" meta:character-count="152" meta:non-whitespace-character-count="124"/>
    <meta:generator>LibreOffice/4.3.3.2$Linux_X86_64 LibreOffice_project/430m0$Build-2</meta:generator>
  </office:meta>
</office:document-meta>
</file>